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27cm" svg:x="11.16cm" svg:y="1.635cm">
          <text:p text:style-name="P1">Initial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445cm" svg:height="1.27cm" svg:x="11.16cm" svg:y="4.175cm">
          <text:p text:style-name="P1">Main 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382cm" svg:y1="2.905cm" svg:x2="13.382cm" svg:y2="4.175cm" draw:start-shape="id1" draw:start-glue-point="2" draw:end-shape="id2" draw:end-glue-point="0" svg:d="m13382 2905v1270">
          <text:p/>
        </draw:connector>
        <draw:custom-shape draw:style-name="gr1" draw:text-style-name="P1" xml:id="id4" draw:id="id4" draw:layer="layout" svg:width="5.08cm" svg:height="1.27cm" svg:x="7.985cm" svg:y="11.16cm">
          <text:p text:style-name="P1">Local Play 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08cm" svg:height="1.27cm" svg:x="14.335cm" svg:y="11.16cm">
          <text:p text:style-name="P1">Net Play 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.445cm" svg:height="1.27cm" svg:x="4.175cm" svg:y="7.985cm">
          <text:p text:style-name="P1">How To 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445cm" svg:height="1.27cm" svg:x="18.78cm" svg:y="7.985cm">
          <text:p text:style-name="P1">Map 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445cm" svg:height="1.27cm" svg:x="21.32cm" svg:y="2.27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382cm" svg:y1="5.445cm" svg:x2="21.32cm" svg:y2="2.905cm" draw:start-shape="id2" draw:start-glue-point="2" draw:end-shape="id3" draw:end-glue-point="3" svg:d="m13382 5445c0 753 2540 627 3453-195s198-2345 4485-2345">
          <text:p/>
        </draw:connector>
        <draw:custom-shape draw:style-name="gr1" draw:text-style-name="P1" xml:id="id5" draw:id="id5" draw:layer="layout" svg:width="4.445cm" svg:height="1.27cm" svg:x="2.905cm" svg:y="16.24cm">
          <text:p text:style-name="P1">G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0.525cm" svg:y1="12.43cm" svg:x2="5.127cm" svg:y2="16.24cm" draw:start-shape="id4" draw:start-glue-point="2" draw:end-shape="id5" draw:end-glue-point="0" svg:d="m10525 12430c0 2859-5398 954-5398 3810">
          <text:p/>
        </draw:connector>
        <draw:connector draw:style-name="gr2" draw:text-style-name="P1" draw:layer="layout" draw:type="curve" svg:x1="16.875cm" svg:y1="12.43cm" svg:x2="5.127cm" svg:y2="16.24cm" draw:start-shape="id6" draw:start-glue-point="2" draw:end-shape="id5" svg:d="m16875 12430c0 2859-11748 954-11748 3810">
          <text:p/>
        </draw:connector>
        <draw:connector draw:style-name="gr2" draw:text-style-name="P1" draw:layer="layout" draw:type="curve" svg:x1="2.905cm" svg:y1="16.875cm" svg:x2="11.16cm" svg:y2="4.81cm" draw:start-shape="id5" draw:start-glue-point="3" draw:end-shape="id2" svg:d="m2905 16875c-753 0-4880-12065 8255-12065">
          <text:p/>
        </draw:connector>
        <draw:connector draw:style-name="gr3" draw:text-style-name="P1" draw:layer="layout" draw:type="curve" svg:x1="13.382cm" svg:y1="5.445cm" svg:x2="6.397cm" svg:y2="7.985cm" draw:start-shape="id2" draw:start-glue-point="2" draw:end-shape="id7" draw:end-glue-point="0" svg:d="m13382 5445c0 1906-6985 637-6985 2540">
          <text:p/>
        </draw:connector>
        <draw:connector draw:style-name="gr3" draw:text-style-name="P1" draw:layer="layout" draw:type="curve" svg:x1="13.382cm" svg:y1="5.445cm" svg:x2="21.002cm" svg:y2="7.985cm" draw:start-shape="id2" draw:start-glue-point="2" draw:end-shape="id8" draw:end-glue-point="0" svg:d="m13382 5445c0 1906 7620 637 7620 2540">
          <text:p/>
        </draw:connector>
        <draw:connector draw:style-name="gr3" draw:text-style-name="P1" draw:layer="layout" draw:type="curve" svg:x1="13.382cm" svg:y1="5.445cm" svg:x2="10.525cm" svg:y2="11.16cm" draw:start-shape="id2" draw:start-glue-point="2" draw:end-shape="id4" draw:end-glue-point="0" svg:d="m13382 5445c0 4287-2857 1430-2857 5715">
          <text:p/>
        </draw:connector>
        <draw:connector draw:style-name="gr3" draw:text-style-name="P1" draw:layer="layout" draw:type="curve" svg:x1="13.382cm" svg:y1="5.445cm" svg:x2="16.875cm" svg:y2="11.16cm" draw:start-shape="id2" draw:start-glue-point="2" draw:end-shape="id6" draw:end-glue-point="0" svg:d="m13382 5445c0 4287 3493 1430 3493 5715">
          <text:p/>
        </draw:connector>
        <draw:custom-shape draw:style-name="gr1" draw:text-style-name="P1" xml:id="id9" draw:id="id9" draw:layer="layout" svg:width="4.445cm" svg:height="1.27cm" svg:x="9.89cm" svg:y="16.24cm">
          <text:p text:style-name="P1">Pau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7.35cm" svg:y1="16.875cm" svg:x2="9.89cm" svg:y2="16.875cm" draw:start-shape="id5" draw:start-glue-point="1" draw:end-shape="id9" draw:end-glue-point="3" svg:d="m7350 16875h2540">
          <text:p/>
        </draw:connector>
        <draw:custom-shape draw:style-name="gr1" draw:text-style-name="P1" xml:id="id10" draw:id="id10" draw:layer="layout" svg:width="4.445cm" svg:height="1.27cm" svg:x="2.905cm" svg:y="18.78cm">
          <text:p text:style-name="P1">Game O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127cm" svg:y1="17.51cm" svg:x2="5.127cm" svg:y2="18.78cm" draw:start-shape="id5" draw:start-glue-point="2" draw:end-shape="id10" draw:end-glue-point="0" svg:d="m5127 17510v1270">
          <text:p/>
        </draw:connector>
        <draw:connector draw:style-name="gr2" draw:text-style-name="P1" draw:layer="layout" draw:type="curve" svg:x1="2.905cm" svg:y1="19.415cm" svg:x2="11.16cm" svg:y2="4.81cm" draw:start-shape="id10" draw:start-glue-point="3" draw:end-shape="id2" draw:end-glue-point="3" svg:d="m2905 19415c-753 0-4880-14605 8255-14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yal </meta:initial-creator>
    <meta:creation-date>2011-08-23T12:23:46</meta:creation-date>
    <dc:date>2011-08-23T12:37:58</dc:date>
    <dc:creator>Eyal </dc:creator>
    <meta:editing-duration>PT14M13S</meta:editing-duration>
    <meta:editing-cycles>1</meta:editing-cycles>
    <meta:document-statistic meta:object-count="22"/>
    <meta:generator>LibreOffice/3.3$Unix LibreOffice_project/330m19$Build-301</meta:generator>
  </office:meta>
</office:document-meta>
</file>